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6.499cm" style:type="right" style:leader-style="dotted" style:leader-text="."/>
        </style:tab-stops>
      </style:paragraph-properties>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2">
      <style:text-properties fo:font-weight="bold" style:font-weight-asian="bold" style:font-weight-complex="bold"/>
    </style:style>
    <style:style style:name="P49" style:family="paragraph" style:parent-style-name="Text_20_body" style:list-style-name="L2">
      <style:text-properties fo:font-weight="normal" style:font-weight-asian="normal" style:font-weight-complex="normal"/>
    </style:style>
    <style:style style:name="P50" style:family="paragraph" style:parent-style-name="Text_20_body" style:list-style-name="L16">
      <style:text-properties fo:font-weight="normal" style:font-weight-asian="normal" style:font-weight-complex="normal"/>
    </style:style>
    <style:style style:name="P51" style:family="paragraph" style:parent-style-name="Text_20_body" style:list-style-name="L25">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11" style:master-page-name="">
      <style:paragraph-properties fo:margin-top="0cm" fo:margin-bottom="0cm" style:page-number="auto"/>
    </style:style>
    <style:style style:name="P74" style:family="paragraph" style:parent-style-name="Text_20_body" style:list-style-name="L18" style:master-page-name="">
      <style:paragraph-properties fo:margin-top="0cm" fo:margin-bottom="0cm" style:page-number="auto"/>
    </style:style>
    <style:style style:name="P75" style:family="paragraph" style:parent-style-name="Text_20_body" style:list-style-name="L20" style:master-page-name="">
      <style:paragraph-properties fo:margin-top="0cm" fo:margin-bottom="0cm" style:page-number="auto"/>
    </style:style>
    <style:style style:name="P76" style:family="paragraph" style:parent-style-name="Text_20_body" style:list-style-name="L11">
      <style:paragraph-properties fo:margin-top="0cm" fo:margin-bottom="0cm"/>
    </style:style>
    <style:style style:name="P77" style:family="paragraph" style:parent-style-name="Text_20_body" style:list-style-name="L13">
      <style:paragraph-properties fo:margin-top="0cm" fo:margin-bottom="0cm"/>
    </style:style>
    <style:style style:name="P78" style:family="paragraph" style:parent-style-name="Text_20_body" style:list-style-name="L18">
      <style:paragraph-properties fo:margin-top="0cm" fo:margin-bottom="0cm"/>
    </style:style>
    <style:style style:name="P79" style:family="paragraph" style:parent-style-name="Text_20_body" style:list-style-name="L19">
      <style:paragraph-properties fo:margin-top="0cm" fo:margin-bottom="0cm"/>
    </style:style>
    <style:style style:name="P80" style:family="paragraph" style:parent-style-name="Text_20_body" style:list-style-name="L20">
      <style:paragraph-properties fo:margin-top="0cm" fo:margin-bottom="0cm"/>
    </style:style>
    <style:style style:name="P81" style:family="paragraph" style:parent-style-name="Text_20_body" style:list-style-name="L22">
      <style:paragraph-properties fo:margin-top="0cm" fo:margin-bottom="0cm" fo:text-align="start" style:justify-single-word="false" style:shadow="none"/>
    </style:style>
    <style:style style:name="P82"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text:s/>1 Introduction<text:tab/>5</text:p>
          <text:p text:style-name="P44"><text:s/>2 Licence<text:tab/>6</text:p>
          <text:p text:style-name="P45"><text:s/>2.1 GNU Lesser General Public License<text:tab/>6</text:p>
          <text:p text:style-name="P45"><text:s/>2.2 Clarification of Intentions<text:tab/>6</text:p>
          <text:p text:style-name="P44"><text:s/>3 Installation<text:tab/>7</text:p>
          <text:p text:style-name="P45"><text:s/>3.1 Unpacking<text:tab/>7</text:p>
          <text:p text:style-name="P45"><text:s/>3.2 Install Additional Perl Modules<text:tab/>7</text:p>
          <text:p text:style-name="P45"><text:s/>3.3 Apache2 Configuration – With mod_perl<text:tab/>8</text:p>
          <text:p text:style-name="P45"><text:s/>3.4 Apache2 Configuration – Without mod_perl<text:tab/>8</text:p>
          <text:p text:style-name="P45"><text:s/>3.5 Relocating Jarvis<text:tab/>8</text:p>
          <text:p text:style-name="P45"><text:s/>3.6 Test<text:tab/>9</text:p>
          <text:p text:style-name="P44"><text:s/>4 Application Configuration File<text:tab/>10</text:p>
          <text:p text:style-name="P45"><text:s/>4.1 Introduction<text:tab/>10</text:p>
          <text:p text:style-name="P45"><text:s/>4.2 &lt;jarvis&gt;&lt;app&gt;<text:tab/>11</text:p>
          <text:p text:style-name="P45"><text:s/>4.3 Configuration: format<text:tab/>12</text:p>
          <text:p text:style-name="P45"><text:s/>4.4 Configuration: debug<text:tab/>13</text:p>
          <text:p text:style-name="P45"><text:s/>4.5 Configuration: dump<text:tab/>13</text:p>
          <text:p text:style-name="P45"><text:s/>4.6 Configuration: log_format<text:tab/>13</text:p>
          <text:p text:style-name="P45"><text:s/>4.7 Configuration: page_limit_param, page_start_param<text:tab/>13</text:p>
          <text:p text:style-name="P45"><text:s/>4.8 Configuration: sort_field_param, sort_dir_param<text:tab/>14</text:p>
          <text:p text:style-name="P45"><text:s/>4.9 Configuration: dataset_dir<text:tab/>14</text:p>
          <text:p text:style-name="P45"><text:s/>4.10 Configuration: default_libs<text:tab/>15</text:p>
          <text:p text:style-name="P45"><text:s/>4.11 Configuration: method_param<text:tab/>15</text:p>
          <text:p text:style-name="P45"><text:s/>4.12 Configuration: login<text:tab/>15</text:p>
          <text:p text:style-name="P45"><text:s/>4.13 Configuration: database<text:tab/>16</text:p>
          <text:p text:style-name="P45"><text:s/>4.14 Configuration: sessiondb<text:tab/>16</text:p>
          <text:p text:style-name="P45"><text:s/>4.15 Configuration: exec &amp; plugin<text:tab/>17</text:p>
          <text:p text:style-name="P45"><text:s/>4.16 Configuration: habitat<text:tab/>17</text:p>
          <text:p text:style-name="P44"><text:s/>5 Login Module Configuration<text:tab/>18</text:p>
          <text:p text:style-name="P45"><text:s/>5.1 Standard Modules<text:tab/>18</text:p>
          <text:p text:style-name="P45"><text:s/>5.2 Active Directory Login<text:tab/>18</text:p>
          <text:p text:style-name="P45"><text:s/>5.3 Basic Auth Login<text:tab/>19</text:p>
          <text:p text:style-name="P45"><text:s/>5.4 Database Login<text:tab/>20</text:p>
          <text:p text:style-name="P45"><text:s/>5.5 None Login<text:tab/>20</text:p>
          <text:p text:style-name="P45"><text:s/>5.6 Single Login<text:tab/>21</text:p>
          <text:p text:style-name="P44"><text:s/>6 Special Datasets &amp; Jarvis Login<text:tab/>23</text:p>
          <text:p text:style-name="P45"><text:s/>6.1 Jarvis URLs<text:tab/>23</text:p>
          <text:p text:style-name="P45"><text:s/>6.2 The __status Dataset<text:tab/>23</text:p>
          <text:p text:style-name="P45"><text:s/>6.3 The __habitat Dataset<text:tab/>24</text:p>
          <text:p text:style-name="P45"><text:s/>6.4 The __logout Dataset<text:tab/>25</text:p>
          <text:p text:style-name="P45"><text:s/>6.5 Logging-In to Jarvis<text:tab/>25</text:p>
          <text:p text:style-name="P45"><text:s/>6.6 Jarvis Error Responses<text:tab/>25</text:p>
          <text:p text:style-name="P44"><text:s/>7 Datasets<text:tab/>27</text:p>
          <text:p text:style-name="P45"><text:s/>7.1 Data Fetch Response Format<text:tab/>27</text:p>
          <text:p text:style-name="P45"><text:soft-page-break/><text:s/>7.2 Dataset Definition<text:tab/>28</text:p>
          <text:p text:style-name="P45"><text:s/>7.3 Dataset Parameters<text:tab/>29</text:p>
          <text:p text:style-name="P45"><text:s/>7.4 Secure Dataset Parameters<text:tab/>31</text:p>
          <text:p text:style-name="P45"><text:s/>7.5 Modifying Datasets – Single Modification<text:tab/>32</text:p>
          <text:p text:style-name="P45"><text:s/>7.6 Modifying Datasets – Array of Modifications<text:tab/>34</text:p>
          <text:p text:style-name="P45"><text:s/>7.7 Modifying Datasets – Array of Mixed Modifications<text:tab/>36</text:p>
          <text:p text:style-name="P45"><text:s/>7.8 Before &amp; After Statements<text:tab/>36</text:p>
          <text:p text:style-name="P45"><text:s/>7.9 Failed Modifications<text:tab/>36</text:p>
          <text:p text:style-name="P45"><text:s/>7.10 Dataset Transformations<text:tab/>37</text:p>
          <text:p text:style-name="P44"><text:s/>8 Exec &amp; Plugin<text:tab/>38</text:p>
          <text:p text:style-name="P45"><text:s/>8.1 Exec<text:tab/>38</text:p>
          <text:p text:style-name="P45"><text:s/>8.2 Plugin<text:tab/>40</text:p>
          <text:p text:style-name="P44"><text:s/>9 Performance Notes<text:tab/>43</text:p>
          <text:p text:style-name="P45"><text:s/>9.1 How Fast is Jarvis?<text:tab/>43</text:p>
          <text:p text:style-name="P44"><text:s/>10 Tracking Application<text:tab/>44</text:p>
          <text:p text:style-name="P45"><text:s/>10.1 Tracking Requests &amp; Errors<text:tab/>44</text:p>
          <text:p text:style-name="P45"><text:s/>10.2 The Tracker Database File<text:tab/>44</text:p>
          <text:p text:style-name="P45"><text:s/>10.3 The Tracker Display Application<text:tab/>44</text:p>
          <text:p text:style-name="P44"><text:s/>11 Demo Application<text:tab/>47</text:p>
          <text:p text:style-name="P45"><text:s/>11.1 Enable Jarvis<text:tab/>47</text:p>
          <text:p text:style-name="P45"><text:s/>11.2 Copy The Demo Database<text:tab/>47</text:p>
          <text:p text:style-name="P45"><text:s/>11.3 Configure Demo Web-Service<text:tab/>47</text:p>
          <text:p text:style-name="P45"><text:s/>11.4 Install ExtJS<text:tab/>48</text:p>
          <text:p text:style-name="P45"><text:s/>11.5 Configure Demo ExtJS Application<text:tab/>49</text:p>
          <text:p text:style-name="P45"><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1442256" text:style-name="L1">
        <text:list-item>
          <text:p text:style-name="P46">Rich Internet Application. <text:s/>Ajax (XML or JSON) requests and responses.</text:p>
        </text:list-item>
        <text:list-item>
          <text:p text:style-name="P46">JARVIS</text:p>
        </text:list-item>
        <text:list-item>
          <text:p text:style-name="P46">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76658572" text:style-name="L2">
        <text:list-item>
          <text:p text:style-name="P48">Secure: </text:p>
          <text:list>
            <text:list-item>
              <text:p text:style-name="P47">Jarvis can run over https. <text:s/></text:p>
            </text:list-item>
            <text:list-item>
              <text:p text:style-name="P47">Jarvis uses single-login and CGI cookies to maintain authenticated sessions. <text:s/></text:p>
            </text:list-item>
            <text:list-item>
              <text:p text:style-name="P47">Jarvis uses parameterized statements to prevent against SQL injection. </text:p>
            </text:list-item>
            <text:list-item>
              <text:p text:style-name="P47">Jarvis provides group-based access control.</text:p>
            </text:list-item>
          </text:list>
        </text:list-item>
        <text:list-item>
          <text:p text:style-name="P48">Extensible:</text:p>
          <text:list>
            <text:list-item>
              <text:p text:style-name="P49">Jarvis provides independent “datasets”, defined as simple XML files containing SQL.</text:p>
            </text:list-item>
            <text:list-item>
              <text:p text:style-name="P49">Jarvis provides configurable “exec” extensions (e.g. running Jasper reports).</text:p>
            </text:list-item>
            <text:list-item>
              <text:p text:style-name="P49">Jarvis provides a “plugin” mechanism for adding custom Perl modules.</text:p>
            </text:list-item>
          </text:list>
        </text:list-item>
        <text:list-item>
          <text:p text:style-name="P48">Standards-Based:</text:p>
          <text:list>
            <text:list-item>
              <text:p text:style-name="P49">Jarvis is based on XML, JSON, http/s and REST.</text:p>
            </text:list-item>
          </text:list>
        </text:list-item>
        <text:list-item>
          <text:p text:style-name="P48">Reasonably Efficient:</text:p>
          <text:list>
            <text:list-item>
              <text:p text:style-name="P49">Jarvis is “plenty fast enough”. <text:s/></text:p>
            </text:list-item>
            <text:list-item>
              <text:p text:style-name="P49">Jarvis is written in a scripted language as many back end services are.</text:p>
            </text:list-item>
            <text:list-item>
              <text:p text:style-name="P49">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82"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404874246"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2"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182023933"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329064382" text:style-name="L5">
        <text:list-item>
          <text:p text:style-name="P54">This may be over-ridden a per-request basis with the CGI parameter “format”.</text:p>
        </text:list-item>
        <text:list-item>
          <text:p text:style-name="P54">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375453622"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630826870"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07431985"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385288330"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ext:soft-page-break/>The “.xml” suffix must not be included in the dataset name as provided by the client, it will always be added by Jarvis.</text:p>
        </text:list-item>
        <text:list-item>
          <text:p text:style-name="P57">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988629631" text:style-name="L9">
        <text:list-item>
          <text:p text:style-name="P58">None – user is always logged in.</text:p>
        </text:list-item>
        <text:list-item>
          <text:p text:style-name="P58">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951922849"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2" text:outline-level="1">Login Module Configuration</text:h>
      <text:h text:style-name="Heading_20_2" text:outline-level="2">Standard Modules</text:h>
      <text:p text:style-name="Text_20_body">Jarvis uses a pluggable login module mechanism. <text:s/>The following modules are provided:</text:p>
      <text:list xml:id="list1422244811" text:style-name="L11">
        <text:list-item>
          <text:p text:style-name="P73">ActiveDirectory.pm</text:p>
        </text:list-item>
        <text:list-item>
          <text:p text:style-name="P76">BasicAuth.pm</text:p>
        </text:list-item>
        <text:list-item>
          <text:p text:style-name="P76">Database.pm</text:p>
        </text:list-item>
        <text:list-item>
          <text:p text:style-name="P76">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766441569"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2"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144419192" text:style-name="L13">
        <text:list-item>
          <text:p text:style-name="P77">Jarvis is installed into /opt/jarvis as per default.</text:p>
        </text:list-item>
        <text:list-item>
          <text:p text:style-name="P77">The jarvis ScriptAlias is configured.</text:p>
        </text:list-item>
        <text:list-item>
          <text:p text:style-name="P77">The Apache webserver is accessible on http://localhost/.</text:p>
        </text:list-item>
        <text:list-item>
          <text:p text:style-name="P77">The demo.xml file has been soft linked or copied into /.</text:p>
        </text:list-item>
        <text:list-item>
          <text:p text:style-name="P77">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505007968"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60341615"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600462280" text:style-name="L16">
        <text:list-item>
          <text:p text:style-name="P50">Cannot insert data due to primary key, foreign key, unique constraints.</text:p>
        </text:list-item>
        <text:list-item>
          <text:p text:style-name="P50">No data found. <text:s/></text:p>
        </text:list-item>
        <text:list-item>
          <text:p text:style-name="P50">Data parameter is invalid type/value for column. <text:s/></text:p>
        </text:list-item>
      </text:list>
      <text:p text:style-name="P16">In all these cases, the returned content will be JSON or XML or CSV in a “200 Successful” response.</text:p>
      <text:p text:style-name="Text_20_body"/>
      <text:h text:style-name="P82"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407288733"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1886864313"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81047435" text:style-name="L18">
        <text:list-item>
          <text:p text:style-name="P74">my(param)</text:p>
        </text:list-item>
        <text:list-item>
          <text:p text:style-name="P78">__my_param</text:p>
        </text:list-item>
        <text:list-item>
          <text:p text:style-name="P78">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817027648" text:style-name="L19">
        <text:list-item>
          <text:p text:style-name="P79">Begin transaction.</text:p>
        </text:list-item>
        <text:list-item>
          <text:p text:style-name="P79">Perform “before” SQL (if configured for this dataset).</text:p>
        </text:list-item>
        <text:list-item>
          <text:p text:style-name="P79">Perform the one single or one-or-more array modifications in the request body.</text:p>
        </text:list-item>
        <text:list-item>
          <text:p text:style-name="P79">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674334092" text:style-name="L20">
        <text:list-item>
          <text:p text:style-name="P75">Even though the first modification succeeded, it was rolled back.</text:p>
        </text:list-item>
        <text:list-item>
          <text:p text:style-name="P80">The first failing error message is shown.</text:p>
        </text:list-item>
        <text:list-item>
          <text:p text:style-name="P68">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2"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64857336"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parameter __dataset is given as the client-supplied dataset given to Jarvis which invoked this exec request.</text:p>
        </text:list-item>
        <text:list-item>
          <text:p text:style-name="P69">The parameter __tmpfile is given if use_tmpfile is configured for this exe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text:soft-page-break/>echo __group:admin='1' __dataset='echo.test'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ext:soft-page-break/>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text:soft-page-break/></text:p>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545696081" text:style-name="L22">
        <text:list-item>
          <text:p text:style-name="P81">Using the Jarvis debug methods.</text:p>
        </text:list-item>
        <text:list-item>
          <text:p text:style-name="P81">Accessing the Jarvis Config “jconfig” object.</text:p>
        </text:list-item>
        <text:list-item>
          <text:p text:style-name="P81">Accessing the static configured plugin parameters.</text:p>
        </text:list-item>
        <text:list-item>
          <text:p text:style-name="P70">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761687268"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392883391" text:style-name="L24">
        <text:list-item>
          <text:p text:style-name="P72">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2">SHJS. Syntax Highlighting for Javascript. Please see below for further details on this.</text:p>
        </text:list-item>
        <text:list-item>
          <text:p text:style-name="P7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text:soft-page-break/>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832424996" text:style-name="L25">
        <text:list-item>
          <text:p text:style-name="P51">Location of the database file. <text:s/>Default is /opt/jarvis/demo/db/demo.db.</text:p>
        </text:list-item>
        <text:list-item>
          <text:p text:style-name="P51">Location of the datasets configuration. <text:s/>Default is /opt/jarvis/demo/dataset.</text:p>
        </text:list-item>
        <text:list-item>
          <text:p text:style-name="P51">Location of the session files. <text:s/>Default is /tmp/demo.</text:p>
        </text:list-item>
        <text:list-item>
          <text:p text:style-name="P51">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45</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3-01T20:14:21</dc:date>
    <meta:editing-duration>PT218H11M46S</meta:editing-duration>
    <meta:editing-cycles>471</meta:editing-cycles>
    <meta:generator>OpenOffice.org/3.1$Linux OpenOffice.org_project/310m19$Build-9420</meta:generator>
    <meta:print-date>2009-06-23T14:50:34</meta:print-date>
    <meta:document-statistic meta:table-count="25" meta:image-count="0" meta:object-count="0" meta:page-count="49" meta:paragraph-count="1539" meta:word-count="13437" meta:character-count="91156"/>
    <dc:creator>Jamie Love</dc:creator>
    <meta:user-defined meta:name="Info 1"/>
    <meta:user-defined meta:name="Info 2"/>
    <meta:user-defined meta:name="Info 3"/>
    <meta:user-defined meta:name="Info 4"/>
  </office:meta>
</office:document-meta>
</file>